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Bitstream Vera Sans1" svg:font-family="'Bitstream Vera Sans'" style:font-family-generic="swiss"/>
    <style:font-face style:name="Droid Sans" svg:font-family="'Droid Sans'" style:font-family-generic="swiss"/>
    <style:font-face style:name="Liberation Serif" svg:font-family="'Liberation Serif'" style:font-family-generic="roman" style:font-pitch="variable"/>
    <style:font-face style:name="Century Gothic" svg:font-family="'Century Gothic'" style:font-family-generic="swiss" style:font-pitch="variable"/>
    <style:font-face style:name="Droid Sans1" svg:font-family="'Droid Sans'" style:font-family-generic="swiss"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roid Sans2" svg:font-family="'Droid Sans'"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in"/>
    </style:style>
    <style:style style:name="Table1.B" style:family="table-column">
      <style:table-column-properties style:column-width="3in"/>
    </style:style>
    <style:style style:name="Table1.C" style:family="table-column">
      <style:table-column-properties style:column-width="2.9271in"/>
    </style:style>
    <style:style style:name="Table1.A1" style:family="table-cell">
      <style:table-cell-properties fo:padding="0.0382in" fo:border="none"/>
    </style:style>
    <style:style style:name="Table2" style:family="table">
      <style:table-properties style:width="6.9271in" fo:margin-left="0in" table:align="left"/>
    </style:style>
    <style:style style:name="Table2.A" style:family="table-column">
      <style:table-column-properties style:column-width="1in"/>
    </style:style>
    <style:style style:name="Table2.B" style:family="table-column">
      <style:table-column-properties style:column-width="5.9271in"/>
    </style:style>
    <style:style style:name="Table2.A1" style:family="table-cell">
      <style:table-cell-properties fo:padding="0.0382in" fo:border="none"/>
    </style:style>
    <style:style style:name="Table3" style:family="table">
      <style:table-properties style:width="6.9271in" fo:margin-left="0in" table:align="left"/>
    </style:style>
    <style:style style:name="Table3.A" style:family="table-column">
      <style:table-column-properties style:column-width="1in"/>
    </style:style>
    <style:style style:name="Table3.B" style:family="table-column">
      <style:table-column-properties style:column-width="5.9271in"/>
    </style:style>
    <style:style style:name="Table3.A1" style:family="table-cell">
      <style:table-cell-properties fo:padding="0.0382in" fo:border="none"/>
    </style:style>
    <style:style style:name="Table4" style:family="table">
      <style:table-properties style:width="6.925in" table:align="margins" style:shadow="none"/>
    </style:style>
    <style:style style:name="Table4.A" style:family="table-column">
      <style:table-column-properties style:column-width="1.0028in" style:rel-column-width="1444*"/>
    </style:style>
    <style:style style:name="Table4.B" style:family="table-column">
      <style:table-column-properties style:column-width="5.9222in" style:rel-column-width="8528*"/>
    </style:style>
    <style:style style:name="Table4.A1" style:family="table-cell">
      <style:table-cell-properties fo:padding="0.0382in" fo:border="none"/>
    </style:style>
    <style:style style:name="P1" style:family="paragraph" style:parent-style-name="Standard">
      <style:paragraph-properties fo:text-align="justify" style:justify-single-word="false"/>
      <style:text-properties officeooo:paragraph-rsid="0022177a"/>
    </style:style>
    <style:style style:name="P2" style:family="paragraph" style:parent-style-name="Standard">
      <style:paragraph-properties fo:text-align="justify" style:justify-single-word="false"/>
      <style:text-properties style:font-name="Century Gothic" officeooo:rsid="0022177a" officeooo:paragraph-rsid="0022177a"/>
    </style:style>
    <style:style style:name="P3" style:family="paragraph" style:parent-style-name="Standard">
      <style:paragraph-properties fo:text-align="justify" style:justify-single-word="false"/>
      <style:text-properties style:font-name="Century Gothic" fo:font-size="10pt" officeooo:rsid="0022177a" officeooo:paragraph-rsid="0022177a" style:font-size-asian="10pt" style:font-size-complex="10pt"/>
    </style:style>
    <style:style style:name="P4" style:family="paragraph" style:parent-style-name="Standard" style:list-style-name="L2">
      <style:paragraph-properties fo:text-align="justify" style:justify-single-word="false"/>
      <style:text-properties style:font-name="Century Gothic" fo:font-size="10pt" officeooo:rsid="0022177a" officeooo:paragraph-rsid="0022177a" style:font-size-asian="10pt" style:font-size-complex="10pt"/>
    </style:style>
    <style:style style:name="P5" style:family="paragraph" style:parent-style-name="Standard" style:list-style-name="L3">
      <style:paragraph-properties fo:text-align="justify" style:justify-single-word="false"/>
      <style:text-properties style:font-name="Century Gothic" fo:font-size="10pt" officeooo:rsid="0022177a" officeooo:paragraph-rsid="0022177a" style:font-size-asian="10pt" style:font-size-complex="10pt"/>
    </style:style>
    <style:style style:name="P6" style:family="paragraph" style:parent-style-name="Standard" style:list-style-name="L4">
      <style:paragraph-properties fo:text-align="justify" style:justify-single-word="false"/>
      <style:text-properties style:font-name="Century Gothic" fo:font-size="10pt" officeooo:rsid="0022177a" officeooo:paragraph-rsid="0022177a" style:font-size-asian="10pt" style:font-size-complex="10pt"/>
    </style:style>
    <style:style style:name="P7" style:family="paragraph" style:parent-style-name="Standard">
      <style:paragraph-properties fo:text-align="justify" style:justify-single-word="false"/>
      <style:text-properties style:font-name="Century Gothic" fo:font-size="10pt" officeooo:rsid="00245f2f" officeooo:paragraph-rsid="00245f2f" style:font-size-asian="10pt" style:font-size-complex="10pt"/>
    </style:style>
    <style:style style:name="P8" style:family="paragraph" style:parent-style-name="Standard">
      <style:paragraph-properties fo:text-align="justify" style:justify-single-word="false"/>
      <style:text-properties fo:color="#009999" style:font-name="Century Gothic" fo:font-size="10pt" fo:font-weight="bold" officeooo:rsid="0022177a" officeooo:paragraph-rsid="0022177a" style:font-size-asian="10pt" style:font-weight-asian="bold" style:font-size-complex="10pt" style:font-weight-complex="bold"/>
    </style:style>
    <style:style style:name="P9" style:family="paragraph" style:parent-style-name="Standard">
      <style:paragraph-properties fo:text-align="justify" style:justify-single-word="false"/>
      <style:text-properties fo:color="#009999" style:font-name="Century Gothic" fo:font-size="10pt" fo:font-weight="bold" officeooo:rsid="00245f2f" officeooo:paragraph-rsid="00245f2f" style:font-size-asian="10pt" style:font-weight-asian="bold" style:font-size-complex="10pt" style:font-weight-complex="bold"/>
    </style:style>
    <style:style style:name="P10" style:family="paragraph" style:parent-style-name="Table_20_Contents" style:list-style-name="L1">
      <style:paragraph-properties fo:text-align="justify" style:justify-single-word="false"/>
      <style:text-properties style:font-name="Century Gothic" fo:font-size="10pt" officeooo:rsid="0022177a" officeooo:paragraph-rsid="0022177a" style:font-size-asian="10pt" style:font-size-complex="10pt"/>
    </style:style>
    <style:style style:name="P11" style:family="paragraph" style:parent-style-name="Table_20_Contents">
      <style:paragraph-properties fo:text-align="justify" style:justify-single-word="false"/>
      <style:text-properties style:font-name="Century Gothic" fo:font-size="10pt" officeooo:rsid="0022177a" officeooo:paragraph-rsid="00265f0f" style:font-size-asian="10pt" style:font-size-complex="10pt"/>
    </style:style>
    <style:style style:name="P12" style:family="paragraph" style:parent-style-name="Table_20_Contents" style:list-style-name="L1">
      <style:paragraph-properties fo:text-align="start" style:justify-single-word="false"/>
      <style:text-properties style:font-name="Century Gothic" fo:font-size="10pt" officeooo:rsid="0022177a" officeooo:paragraph-rsid="0022177a" style:font-size-asian="10pt" style:font-size-complex="10pt"/>
    </style:style>
    <style:style style:name="P13" style:family="paragraph" style:parent-style-name="Table_20_Contents">
      <style:paragraph-properties fo:text-align="justify" style:justify-single-word="false"/>
      <style:text-properties style:font-name="Century Gothic" fo:font-size="10pt" style:font-size-asian="10pt" style:font-size-complex="10pt"/>
    </style:style>
    <style:style style:name="P14" style:family="paragraph" style:parent-style-name="Table_20_Contents">
      <style:paragraph-properties fo:text-align="justify" style:justify-single-word="false"/>
      <style:text-properties style:font-name="Century Gothic" fo:font-size="10pt" officeooo:rsid="00227ef2" officeooo:paragraph-rsid="00227ef2" style:font-size-asian="10pt" style:font-size-complex="10pt"/>
    </style:style>
    <style:style style:name="P15" style:family="paragraph" style:parent-style-name="Table_20_Contents">
      <style:paragraph-properties fo:text-align="justify" style:justify-single-word="false"/>
      <style:text-properties style:font-name="Century Gothic" fo:font-size="10pt" officeooo:rsid="00245f2f" officeooo:paragraph-rsid="00245f2f" style:font-size-asian="10pt" style:font-size-complex="10pt"/>
    </style:style>
    <style:style style:name="P16" style:family="paragraph" style:parent-style-name="Table_20_Contents">
      <style:paragraph-properties fo:text-align="justify" style:justify-single-word="false"/>
      <style:text-properties style:font-name="Century Gothic" fo:font-size="10pt" officeooo:rsid="00227ef2" officeooo:paragraph-rsid="00227ef2" style:font-name-asian="Droid Sans2" style:font-size-asian="10pt" style:font-name-complex="Bitstream Vera Sans" style:font-size-complex="10pt"/>
    </style:style>
    <style:style style:name="P17" style:family="paragraph" style:parent-style-name="Table_20_Contents" style:list-style-name="L5">
      <style:paragraph-properties fo:text-align="justify" style:justify-single-word="false"/>
      <style:text-properties style:font-name="Century Gothic" fo:font-size="10pt" officeooo:rsid="00227ef2" officeooo:paragraph-rsid="00227ef2" style:font-name-asian="Droid Sans2" style:font-size-asian="10pt" style:font-name-complex="Bitstream Vera Sans" style:font-size-complex="10pt"/>
    </style:style>
    <style:style style:name="P18" style:family="paragraph" style:parent-style-name="Table_20_Contents" style:list-style-name="L6">
      <style:paragraph-properties fo:text-align="justify" style:justify-single-word="false"/>
      <style:text-properties style:font-name="Century Gothic" fo:font-size="10pt" officeooo:rsid="00227ef2" officeooo:paragraph-rsid="00227ef2" style:font-name-asian="Droid Sans2" style:font-size-asian="10pt" style:font-name-complex="Bitstream Vera Sans" style:font-size-complex="10pt"/>
    </style:style>
    <style:style style:name="P19" style:family="paragraph" style:parent-style-name="Table_20_Contents">
      <style:paragraph-properties fo:text-align="justify" style:justify-single-word="false"/>
      <style:text-properties style:font-name="Century Gothic" fo:font-size="10pt" fo:font-style="italic" officeooo:rsid="00227ef2" officeooo:paragraph-rsid="00227ef2" style:font-name-asian="Droid Sans2" style:font-size-asian="10pt" style:font-style-asian="italic" style:font-name-complex="Bitstream Vera Sans" style:font-size-complex="10pt" style:font-style-complex="italic"/>
    </style:style>
    <style:style style:name="P20" style:family="paragraph" style:parent-style-name="Table_20_Contents">
      <style:paragraph-properties fo:text-align="justify" style:justify-single-word="false"/>
      <style:text-properties style:font-name="Century Gothic" fo:font-size="10pt" fo:font-weight="bold" officeooo:rsid="0022177a" officeooo:paragraph-rsid="00265f0f" style:font-size-asian="10pt" style:font-weight-asian="bold" style:font-size-complex="10pt" style:font-weight-complex="bold"/>
    </style:style>
    <style:style style:name="P21" style:family="paragraph" style:parent-style-name="Table_20_Contents">
      <style:paragraph-properties fo:text-align="justify" style:justify-single-word="false"/>
      <style:text-properties style:font-name="Century Gothic" fo:font-size="10pt" fo:font-weight="bold" officeooo:rsid="0022177a" officeooo:paragraph-rsid="0022177a" style:font-size-asian="10pt" style:font-weight-asian="bold" style:font-size-complex="10pt" style:font-weight-complex="bold"/>
    </style:style>
    <style:style style:name="T1" style:family="text">
      <style:text-properties fo:color="#000000" style:font-name="Century Gothic" fo:font-size="10pt" style:text-underline-style="none" officeooo:rsid="0022177a" style:font-size-asian="10pt" style:font-size-complex="10pt"/>
    </style:style>
    <style:style style:name="T2" style:family="text">
      <style:text-properties officeooo:rsid="00227ef2" style:font-name-asian="Droid Sans2" style:font-name-complex="Bitstream Vera Sans"/>
    </style:style>
    <style:style style:name="T3" style:family="text">
      <style:text-properties fo:font-weight="bold" style:font-weight-asian="bold" style:font-weight-complex="bold"/>
    </style:style>
    <style:style style:name="T4" style:family="text">
      <style:text-properties fo:color="#009999" fo:font-size="32pt" style:font-size-asian="32pt" style:font-size-complex="32pt"/>
    </style:style>
    <style:style style:name="T5" style:family="text">
      <style:text-properties fo:color="#009999" fo:font-size="32pt" fo:font-weight="bold" style:font-size-asian="32pt" style:font-weight-asian="bold" style:font-size-complex="32pt" style:font-weight-complex="bold"/>
    </style:style>
    <style:style style:name="T6" style:family="text">
      <style:text-properties fo:color="#009999" fo:font-weight="bold" style:font-weight-asian="bold" style:font-weight-complex="bold"/>
    </style:style>
    <style:style style:name="T7" style:family="text">
      <style:text-properties style:font-name-asian="Droid Sans" style:font-name-complex="Droid Sans"/>
    </style:style>
    <style:style style:name="T8" style:family="text">
      <style:text-properties officeooo:rsid="00227ef2" style:font-name-asian="Droid Sans" style:font-name-complex="Droid Sans"/>
    </style:style>
    <style:style style:name="T9" style:family="text">
      <style:text-properties style:font-name="Century Gothic" fo:font-size="10pt" officeooo:rsid="0022177a" style:font-size-asian="10pt" style:font-size-complex="10pt"/>
    </style:style>
    <style:style style:name="T10" style:family="text">
      <style:text-properties fo:font-style="italic" style:font-style-asian="italic"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4">RURAJ </text:span><text:span text:style-name="T5">JOSHI</text:span></text:p>
      <text:p text:style-name="P1"><text:span text:style-name="T9">Kathmandu, C: 977-9841251091 | </text:span><text:a xlink:type="simple" xlink:href="mailto:rurajjoshi@gmail.com" text:style-name="Internet_20_link" text:visited-style-name="Visited_20_Internet_20_Link"><text:span text:style-name="T1">rurajjoshi@gmail.com</text:span></text:a></text:p>
      <text:p text:style-name="P3"/>
      <text:p text:style-name="P8">SUMMARY</text:p>
      <text:p text:style-name="P3">My first program ever ran on a 80486 series microprocessor, and since then, programming has been the love of my life.</text:p>
      <text:p text:style-name="P3"/>
      <text:p text:style-name="P3">Experience in a DevOps method based job makes me capable of understanding, implementing, testing and supporting software product requirements.</text:p>
      <text:p text:style-name="P3"/>
      <text:p text:style-name="P3">To whom it may matter, I have 3 years of experience in Java full stack development, 2 years in Android and 1 year in HTML5/CSS3/JS and Scala. Hands-on experience with various frameworks makes me a RAD friend when needed.</text:p>
      <text:p text:style-name="P3"/>
      <text:p text:style-name="P3"><text:span text:style-name="T6">HIGHLIGHTS</text:span></text:p>
      <table:table table:name="Table1" table:style-name="Table1">
        <table:table-column table:style-name="Table1.A"/>
        <table:table-column table:style-name="Table1.B"/>
        <table:table-column table:style-name="Table1.C"/>
        <table:table-row>
          <table:table-cell table:style-name="Table1.A1" office:value-type="string">
            <text:list xml:id="list3456770780051668754" text:style-name="L1">
              <text:list-header>
                <text:p text:style-name="P10"/>
              </text:list-header>
            </text:list>
          </table:table-cell>
          <table:table-cell table:style-name="Table1.A1" office:value-type="string">
            <text:list xml:id="list223815589275015" text:continue-numbering="true" text:style-name="L1">
              <text:list-item>
                <text:p text:style-name="P12">Project management</text:p>
              </text:list-item>
              <text:list-item>
                <text:p text:style-name="P12">Agile development methodologies</text:p>
              </text:list-item>
              <text:list-item>
                <text:p text:style-name="P12">Requirement analysis and design phases</text:p>
              </text:list-item>
              <text:list-item>
                <text:p text:style-name="P12">Analytical</text:p>
              </text:list-item>
              <text:list-item>
                <text:p text:style-name="P12">Advanced knowledge of embedded systems</text:p>
              </text:list-item>
            </text:list>
          </table:table-cell>
          <table:table-cell table:style-name="Table1.A1" office:value-type="string">
            <text:list xml:id="list223816847989371" text:continue-numbering="true" text:style-name="L1">
              <text:list-item>
                <text:p text:style-name="P10">Library design</text:p>
              </text:list-item>
              <text:list-item>
                <text:p text:style-name="P10">Scalability</text:p>
              </text:list-item>
              <text:list-item>
                <text:p text:style-name="P10">Testing</text:p>
              </text:list-item>
              <text:list-item>
                <text:p text:style-name="P10">Full stack development</text:p>
              </text:list-item>
            </text:list>
          </table:table-cell>
        </table:table-row>
      </table:table>
      <text:p text:style-name="P3"/>
      <text:p text:style-name="P8">ACCOMPLISHMENTS</text:p>
      <table:table table:name="Table2" table:style-name="Table2">
        <table:table-column table:style-name="Table2.A"/>
        <table:table-column table:style-name="Table2.B"/>
        <table:table-row>
          <table:table-cell table:style-name="Table2.A1" office:value-type="string">
            <text:p text:style-name="P13"/>
          </table:table-cell>
          <table:table-cell table:style-name="Table2.A1" office:value-type="string">
            <text:p text:style-name="P3">Product Improvement</text:p>
            <text:list xml:id="list6857530347363774857" text:style-name="L2">
              <text:list-item>
                <text:p text:style-name="P4">Played a vital role in moving existing embedded solutions towards open source and efficient solutions using Linux and ARM devices</text:p>
              </text:list-item>
              <text:list-item>
                <text:p text:style-name="P4">Research, design and implementation of such embedded solutions</text:p>
              </text:list-item>
            </text:list>
            <text:p text:style-name="P3"/>
            <text:p text:style-name="P3">Improvement of Software Design Process:</text:p>
            <text:list xml:id="list7484571077420522752" text:style-name="L3">
              <text:list-item>
                <text:p text:style-name="P5">Helped incorporate better software design and development process using source control (GIT), and project management tools</text:p>
              </text:list-item>
              <text:list-item>
                <text:p text:style-name="P5">Started use of Agile scrum based development</text:p>
              </text:list-item>
            </text:list>
            <text:p text:style-name="P3"/>
            <text:p text:style-name="P3">Research and Development:</text:p>
            <text:list xml:id="list8254394038021490015" text:style-name="L4">
              <text:list-item>
                <text:p text:style-name="P6">Led many R&amp;D projects that resulted in multiple new projects over a span of 3 years</text:p>
              </text:list-item>
            </text:list>
          </table:table-cell>
        </table:table-row>
      </table:table>
      <text:p text:style-name="P3"/>
      <text:p text:style-name="P8">EXPERIENCE</text:p>
      <table:table table:name="Table3" table:style-name="Table3">
        <table:table-column table:style-name="Table3.A"/>
        <table:table-column table:style-name="Table3.B"/>
        <table:table-row>
          <table:table-cell table:style-name="Table3.A1" office:value-type="string">
            <text:p text:style-name="P21">01/2013</text:p>
          </table:table-cell>
          <table:table-cell table:style-name="Table3.A1" office:value-type="string">
            <text:p text:style-name="P20">Design Engineer</text:p>
            <text:p text:style-name="P11"><text:span text:style-name="T3">Real Time Solutions</text:span><text:span text:style-name="T8">―</text:span><text:span text:style-name="T2"> Lalitpur</text:span></text:p>
            <text:p text:style-name="P16">Real Time Solutions is an organization dedicated to solving community problems. There, I have been developing Java based server applications from the ground up. The duties were performed for and among an established team of highly professional engineers. My projects involved a diverse number of clients like ICIMOD (International centre for Integrated Mountain Development), MFD (Meteorologic Forecast Division Nepal), CAAN (Civil Aviation Authority Nepal), MOAD (Ministry of Agriculture Department Nepal), BNB (Bhutan National Bank) and others.</text:p>
            <text:p text:style-name="P14"/>
            <text:p text:style-name="P16"><text:span text:style-name="T10">Some of my key duties:</text:span></text:p>
            <text:list xml:id="list1783314164435761870" text:style-name="L5">
              <text:list-item>
                <text:p text:style-name="P17">Requirement and business analysis, including selecting core project components, analysis of feasibility. Research and design of application architecture</text:p>
              </text:list-item>
              <text:list-item>
                <text:p text:style-name="P17"><text:soft-page-break/>learning the existing architecture of the projects, providing feedback, figuring out improvement paths, as well as implementing and testing changes</text:p>
              </text:list-item>
              <text:list-item>
                <text:p text:style-name="P17">Writing efficient and reliable code with JUnit testing. Regular code review ensured my work was of the highest standard as is expected in the company</text:p>
              </text:list-item>
              <text:list-item>
                <text:p text:style-name="P17">Code documentation, software manual and support of projects</text:p>
              </text:list-item>
              <text:list-item>
                <text:p text:style-name="P17">Coding, testing and documentation</text:p>
              </text:list-item>
              <text:list-item>
                <text:p text:style-name="P17">Involvement in client training and providing support</text:p>
              </text:list-item>
              <text:list-item>
                <text:p text:style-name="P17">Use of project management to maintain software design process including project work packages, time-line, issue tracking as well as customer support and resolution tracking</text:p>
              </text:list-item>
              <text:list-item>
                <text:p text:style-name="P17">Packaging and deployment of software and managing deployment environment like Amazon EC2</text:p>
              </text:list-item>
              <text:list-item>
                <text:p text:style-name="P17">Close involvement with other departments like designers, marketing executive, directors was a must to ensure high quality work and proper process</text:p>
              </text:list-item>
              <text:list-item>
                <text:p text:style-name="P17">Supervision and guidance of junior colleagues including team building, guiding and reviewing work of fellow colleagues, as well as organizing mini trainings on project architectures, version control systems, Linux technologies and so on.</text:p>
              </text:list-item>
            </text:list>
            <text:p text:style-name="P14"/>
            <text:p text:style-name="P19">A few of the specific software development processes and responsibilities:</text:p>
            <text:list xml:id="list1486421361708990110" text:style-name="L6">
              <text:list-item>
                <text:p text:style-name="P18">Server-side as well as client-side software development where client-side software were desktop based softwares (JavaFX) or web based softwares (JS, HTML, CSS) or mobile softwares (Android).</text:p>
              </text:list-item>
              <text:list-item>
                <text:p text:style-name="P18">Use of dependency management tools like Maven and maintenance of Maven server.</text:p>
              </text:list-item>
              <text:list-item>
                <text:p text:style-name="P18">Intensive use of version control with GIT in internal GitLab server as well as administration of the server.</text:p>
              </text:list-item>
              <text:list-item>
                <text:p text:style-name="P18">Close involvement in design of database, ERR diagrams and schema maintenance.</text:p>
              </text:list-item>
              <text:list-item>
                <text:p text:style-name="P18">Internationalization of software in server-client as well as standalone software environments.</text:p>
              </text:list-item>
            </text:list>
          </table:table-cell>
        </table:table-row>
      </table:table>
      <text:p text:style-name="P3"/>
      <text:p text:style-name="P9">EDUCATION</text:p>
      <table:table table:name="Table4" table:style-name="Table4">
        <table:table-column table:style-name="Table4.A"/>
        <table:table-column table:style-name="Table4.B"/>
        <table:table-row>
          <table:table-cell table:style-name="Table4.A1" office:value-type="string">
            <text:p text:style-name="P15">2013</text:p>
          </table:table-cell>
          <table:table-cell table:style-name="Table4.A1" office:value-type="string">
            <text:p text:style-name="P15"><text:span text:style-name="T3">Bachelors of Engineering:</text:span> Computer Engineering or equivalent</text:p>
            <text:p text:style-name="P15"><text:span text:style-name="T3">Kathmandu Engineering</text:span> <text:span text:style-name="T3">College</text:span><text:span text:style-name="T8">― </text:span><text:span text:style-name="T7">Kathmandu, Nepal</text:span></text:p>
          </table:table-cell>
        </table:table-row>
        <table:table-row>
          <table:table-cell table:style-name="Table4.A1" office:value-type="string">
            <text:p text:style-name="P15">2009</text:p>
          </table:table-cell>
          <table:table-cell table:style-name="Table4.A1" office:value-type="string">
            <text:p text:style-name="P15"><text:span text:style-name="T3">High School Diploma:</text:span> Science with Physics</text:p>
            <text:p text:style-name="P15"><text:span text:style-name="T3">St. Xavier's College</text:span><text:span text:style-name="T8">― </text:span><text:span text:style-name="T7">Kathmandu, Nepal</text:span></text:p>
          </table:table-cell>
        </table:table-row>
      </table:table>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Bitstream Vera Sans1" svg:font-family="'Bitstream Vera Sans'" style:font-family-generic="swiss"/>
    <style:font-face style:name="Droid Sans" svg:font-family="'Droid Sans'" style:font-family-generic="swiss"/>
    <style:font-face style:name="Liberation Serif" svg:font-family="'Liberation Serif'" style:font-family-generic="roman" style:font-pitch="variable"/>
    <style:font-face style:name="Century Gothic" svg:font-family="'Century Gothic'" style:font-family-generic="swiss" style:font-pitch="variable"/>
    <style:font-face style:name="Droid Sans1" svg:font-family="'Droid Sans'" style:font-family-generic="swiss"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roid Sans2" svg:font-family="'Droid 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2" style:font-size-asian="10.5pt" style:language-asian="zh" style:country-asian="CN" style:font-name-complex="Bitstream Ver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2" style:font-size-asian="10.5pt" style:language-asian="zh" style:country-asian="CN" style:font-name-complex="Bitstream Ver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2" style:font-family-asian="'Droid Sans'" style:font-family-generic-asian="system" style:font-pitch-asian="variable" style:font-size-asian="14pt" style:font-name-complex="Bitstream Vera Sans" style:font-family-complex="'Bitstream Ver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Bitstream Vera Sans1" style:font-family-complex="'Bitstream Ver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Bitstream Vera Sans1" style:font-family-complex="'Bitstream Ver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Bitstream Vera Sans1" style:font-family-complex="'Bitstream Ver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1563in" fo:margin-bottom="0.781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svg:height="0.2in" fo:margin-left="0in" fo:margin-right="0in" fo:margin-bottom="0.1598in" style:dynamic-spacing="false"/>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uraj Joshi</meta:initial-creator>
    <meta:creation-date>2013-12-12T11:35:49</meta:creation-date>
    <dc:date>2015-08-08T22:38:14.907840543</dc:date>
    <meta:editing-duration>PT13H21M10S</meta:editing-duration>
    <meta:editing-cycles>33</meta:editing-cycles>
    <meta:generator>LibreOffice/4.3.3.2$Linux_X86_64 LibreOffice_project/430m0$Build-2</meta:generator>
    <dc:creator>Ruraj Joshi</dc:creator>
    <meta:document-statistic meta:table-count="4" meta:image-count="0" meta:object-count="0" meta:page-count="2" meta:paragraph-count="55" meta:word-count="594" meta:character-count="4002" meta:non-whitespace-character-count="3492"/>
  </office:meta>
</office:document-meta>
</file>